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InputStream.FileInputStream( java . io . Fi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InputStream.FileInputStream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InputStream.read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InputStream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InputStream.read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InputStream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InputStream.FileInputStream( java . io . FileDescripto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InputStream.skip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InputStream.getF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eInputStream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